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a SUBDOCUMENT #1</text:p>
      <text:p text:style-name="Standard"/>
      <text:p text:style-name="Standard"/>
      <text:p text:style-name="Standard"><text:bookmark-start text:name="__DdeLink__23022_234212414"/>abcdefghijklmnopqrstuvwxyz<text:bookmark-end text:name="__DdeLink__23022_234212414"/>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>abcdefghijklmnopqrstuvwxyz</text:p>
      <text:p text:style-name="Standard"/>
      <text:section text:style-name="Sect1" text:name="Section1">
        <text:p text:style-name="Standard">I have sections too!</text:p>
        <text:p text:style-name="Standard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Table_20_Contents">And tables!</text:p>
            </table:table-cell>
            <table:table-cell table:style-name="Table1.B1" office:value-type="string">
              <text:p text:style-name="Table_20_Contents"/>
            </table:table-cell>
          </table:table-row>
        </table:table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Wilson</meta:initial-creator>
    <meta:creation-date>2011-04-13T07:32:07</meta:creation-date>
    <dc:date>2011-04-13T08:18:51</dc:date>
    <dc:creator>Matthew Wilson</dc:creator>
    <meta:editing-duration>PT00H46M45S</meta:editing-duration>
    <meta:editing-cycles>2</meta:editing-cycles>
    <meta:generator>OpenOffice.org/3.2$Linux OpenOffice.org_project/320m18$Build-9502</meta:generator>
    <meta:document-statistic meta:table-count="1" meta:image-count="0" meta:object-count="0" meta:page-count="1" meta:paragraph-count="12" meta:word-count="20" meta:character-count="289"/>
  </office:meta>
</office:document-meta>
</file>